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1.1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1.8cm" svg:x="3.5cm" svg:y="4.9cm">
          <text:p text:style-name="P1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1.8cm" svg:x="11.501cm" svg:y="4.901cm">
          <text:p text:style-name="P1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3.577cm" svg:height="8.558cm" draw:transform="skewX (3.2056359180833E-017) rotate (-2.89654842660979) translate (17.5810318371959cm 9.09070587701732cm)" svg:viewBox="0 0 13578 8559" svg:d="M11132 8366c1986 894 2959-1529 2175-3042-395-762-353-1722-939-2305-1594-1583-4000-2109-6192-2306-1667-149-3231-700-4872-713-1591-12-1286 2179-1272 3267 16 1211 455 2826 1985 3173 1662 377 3151 1301 4813 1760 877 242 1797 225 2626 0 717-195 1340 456 2032 154l-83 131">
          <text:p/>
        </draw:path>
        <draw:line draw:style-name="gr3" draw:text-style-name="P2" draw:layer="layout" svg:x1="5.4cm" svg:y1="6.3cm" svg:x2="13cm" svg:y2="6.3cm">
          <text:p text:style-name="P1">Point to point</text:p>
        </draw:line>
        <draw:custom-shape draw:style-name="gr4" draw:text-style-name="P1" draw:layer="layout" svg:width="1.5cm" svg:height="1.2cm" svg:x="4.6cm" svg:y="7.1cm">
          <text:p text:style-name="P1">10.1.1.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.2cm" svg:x="11.6cm" svg:y="7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92cm" svg:height="0.962cm" svg:x="12.5cm" svg:y="7.4cm">
          <draw:text-box>
            <text:p>10.1.1.2</text:p>
          </draw:text-box>
        </draw:frame>
        <draw:frame draw:style-name="gr7" draw:text-style-name="P3" draw:layer="layout" svg:width="3.8cm" svg:height="1.5cm" svg:x="13.4cm" svg:y="3.7cm">
          <draw:text-box>
            <text:p>echoserver</text:p>
          </draw:text-box>
        </draw:frame>
        <draw:frame draw:style-name="gr8" draw:text-style-name="P3" draw:layer="layout" svg:width="4.2cm" svg:height="1.673cm" svg:x="4.2cm" svg:y="4.1cm">
          <draw:text-box>
            <text:p>Echo cli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7:48:22.687644862</meta:creation-date>
    <dc:date>2017-01-23T18:00:23.431447198</dc:date>
    <meta:editing-duration>PT1M50S</meta:editing-duration>
    <meta:editing-cycles>1</meta:editing-cycles>
    <meta:document-statistic meta:object-count="9"/>
    <meta:generator>LibreOffice/5.1.4.2$Linux_X86_64 LibreOffice_project/10m0$Build-2</meta:generator>
  </office:meta>
</office:document-meta>
</file>